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1cm" fo:margin-right="1cm" fo:text-indent="0cm" style:auto-text-indent="false"/>
    </style:style>
    <style:style style:name="P2" style:family="paragraph" style:parent-style-name="Text_20_body">
      <style:paragraph-properties fo:margin-left="1cm" fo:margin-right="1cm" fo:text-indent="0cm" style:auto-text-indent="false"/>
      <style:text-properties officeooo:paragraph-rsid="0013f9f1"/>
    </style:style>
    <style:style style:name="T1" style:family="text">
      <style:text-properties officeooo:rsid="0013f9f1"/>
    </style:style>
    <style:style style:name="T2" style:family="text">
      <style:text-properties fo:language="en" fo:country="US"/>
    </style:style>
    <style:style style:name="T3" style:family="text">
      <style:text-properties fo:language="en" fo:country="US" officeooo:rsid="0013f9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INGLÉS — 60 segundos</text:h>
      <text:p text:style-name="P1">"Hi, my name is Juan José Peña. I am a software developer from Medellín. I am 18 years old and I am studying Systems Engineering at ITM. I also trained for one year at Riwi, a professional software development center, where I worked on real projects from day one.</text:p>
      <text:p text:style-name="P1">I build web applications from start to finish — front-end, back-end and database. I work with JavaScript, Node.js, Java, C# and PostgreSQL. I have built a full QA learning platform, a REST API service and a data migration tool from Excel to PostgreSQL.</text:p>
      <text:p text:style-name="P2">As a person, I am fast learner, I am responsible, and I really enjoy solving problems with code. <text:bookmark text:name="tw-target-text"/><text:span text:style-name="T2">I like working in a team</text:span><text:span text:style-name="T3">s </text:span>and highlight <text:span text:style-name="T1">me of</text:span> <text:span text:style-name="T1">the others</text:span>.</text:p>
      <text:p text:style-name="P1">I want to learn from others and show them who I am </text:p>
      <text:p text:style-name="Horizontal_20_Line"/>
      <text:h text:style-name="Heading_20_2" text:outline-level="2">🇨🇴 ESPAÑOL — 60 segundos</text:h>
      <text:p text:style-name="P1">"Hola, me llamo Juan José Peña. Soy desarrollador de software de Medellín, tengo 18 años y estudio Ingeniería en Sistemas en el ITM, cuarto semestre. También me formé durante un año en Riwi, un centro de entrenamiento en desarrollo de software, donde trabajé en proyectos reales desde el primer día.</text:p>
      <text:p text:style-name="P1">Construyo aplicaciones web de principio a fin — front-end, back-end y base de datos. Trabajo con JavaScript, Node.js, Java, C# y PostgreSQL. He construido una plataforma completa de aprendizaje QA, un servicio de API REST y una herramienta de migración de datos de Excel a PostgreSQL.</text:p>
      <text:p text:style-name="P1">Como persona, aprendo rápido, soy responsable y me apasiona resolver problemas con código. Trabajo bien en equipo y siempre doy lo mejor de mí en todo lo que hago.</text:p>
      <text:p text:style-name="P1"><text:span text:style-name="T1">Q</text:span>uiero aprender de los demas <text:s/>y demostrarles quien so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0T15:31:58.382745529</meta:creation-date>
    <dc:date>2026-04-20T15:39:03.128376837</dc:date>
    <meta:editing-duration>PT7M5S</meta:editing-duration>
    <meta:editing-cycles>1</meta:editing-cycles>
    <meta:document-statistic meta:table-count="0" meta:image-count="0" meta:object-count="0" meta:page-count="1" meta:paragraph-count="10" meta:word-count="274" meta:character-count="1566" meta:non-whitespace-character-count="1296"/>
    <meta:generator>LibreOffice/24.2.7.2$Linux_X86_64 LibreOffice_project/420$Build-2</meta:generator>
  </office:meta>
</office:document-meta>
</file>